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paragraph-rsid="000dfc8d" style:font-weight-asian="normal" style:font-weight-complex="normal"/>
    </style:style>
    <style:style style:name="P3" style:family="paragraph" style:parent-style-name="Standard">
      <style:text-properties fo:font-weight="normal" officeooo:paragraph-rsid="0006fccf" style:font-weight-asian="normal" style:font-weight-complex="normal"/>
    </style:style>
    <style:style style:name="P4" style:family="paragraph" style:parent-style-name="Standard">
      <style:text-properties fo:font-weight="normal" officeooo:paragraph-rsid="000bd103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914e6" style:font-weight-asian="normal" style:font-weight-complex="normal"/>
    </style:style>
    <style:style style:name="P7" style:family="paragraph" style:parent-style-name="Standard">
      <style:text-properties fo:font-weight="normal" officeooo:paragraph-rsid="000a0060" style:font-weight-asian="normal" style:font-weight-complex="normal"/>
    </style:style>
    <style:style style:name="P8" style:family="paragraph" style:parent-style-name="Standard">
      <style:text-properties fo:font-weight="normal" officeooo:paragraph-rsid="000e66d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be19" style:font-weight-asian="bold" style:font-weight-complex="bold"/>
    </style:style>
    <style:style style:name="T3" style:family="text">
      <style:text-properties fo:font-weight="bold" officeooo:rsid="000e66d6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fcc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a006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a0060"/>
    </style:style>
    <style:style style:name="T10" style:family="text">
      <style:text-properties style:text-underline-style="solid" style:text-underline-width="auto" style:text-underline-color="font-color" officeooo:rsid="0006fccf"/>
    </style:style>
    <style:style style:name="T11" style:family="text">
      <style:text-properties officeooo:rsid="0006fccf"/>
    </style:style>
    <style:style style:name="T12" style:family="text">
      <style:text-properties officeooo:rsid="000914e6"/>
    </style:style>
    <style:style style:name="T13" style:family="text">
      <style:text-properties officeooo:rsid="000a0060"/>
    </style:style>
    <style:style style:name="T14" style:family="text">
      <style:text-properties officeooo:rsid="000bbe19"/>
    </style:style>
    <style:style style:name="T15" style:family="text">
      <style:text-properties fo:color="#c9211e" loext:opacity="100%"/>
    </style:style>
    <style:style style:name="T16" style:family="text">
      <style:text-properties officeooo:rsid="000e6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(View) </text:span><text:span text:style-name="T1">Employés</text:span> (<text:span text:style-name="T4">id_employé,</text:span> nom<text:span text:style-name="T14">_employé</text:span>, mail, téléphone, <text:span text:style-name="T15">nbEmpruntsEnCours</text:span>)</text:p>
      <text:p text:style-name="P4"><text:span text:style-name="T1">Réservation</text:span><text:span text:style-name="T2">s</text:span> (<text:span text:style-name="T4">id_réservation</text:span>, <text:span text:style-name="T14">id_employé, id_exemplaire, </text:span>dateDebut, dateFin, dateEmprunt, dateRetourEffective)</text:p>
      <text:p text:style-name="P4"><text:span text:style-name="T1">Exemplaire</text:span><text:span text:style-name="T2">s</text:span> (<text:span text:style-name="T4">id_exemplaire</text:span>, <text:span text:style-name="T14">id_matériel, </text:span>état)</text:p>
      <text:p text:style-name="P3"><text:span text:style-name="T1">Indisponibilité</text:span><text:span text:style-name="T2">s</text:span>(<text:span text:style-name="T4">id</text:span><text:span text:style-name="T9">_</text:span><text:span text:style-name="T4"> indisponibilité</text:span>, description)</text:p>
      <text:p text:style-name="P3"><text:span text:style-name="T3">(View) </text:span><text:span text:style-name="T1">Matériel</text:span><text:span text:style-name="T2">s</text:span> (<text:span text:style-name="T4">id_matériel</text:span>, libellé, <text:span text:style-name="T15">nbEmpruntsEnCours</text:span>)</text:p>
      <text:p text:style-name="P5"><text:span text:style-name="T1">Catégorie</text:span><text:span text:style-name="T2">s</text:span> (<text:span text:style-name="T4">id_catégori</text:span><text:span text:style-name="T10">e</text:span>, <text:span text:style-name="T4">libellé</text:span>, <text:span text:style-name="T11">nbEmpruntsMax</text:span>)</text:p>
      <text:p text:style-name="P5"/>
      <text:p text:style-name="P1"><text:span text:style-name="T16">C</text:span>ontraintes d’intégrité référentielle</text:p>
      <text:p text:style-name="P8">Réservations[id_employé] ⊆ Employés[id_employé]</text:p>
      <text:p text:style-name="P8">Réservations[id_exemplaire] ⊆ Exemplaires[id_exemplaire]</text:p>
      <text:p text:style-name="P8">Exemplaires[état] ⊆ Indisponibilité[description]</text:p>
      <text:p text:style-name="P8">Exemplaires[id_matériel] ⊆ Matériels[id_matériel]</text:p>
      <text:p text:style-name="P8">Matériels[libellé] ⊆ Catégorie[libellé]</text:p>
      <text:p text:style-name="P8"/>
      <text:p text:style-name="P1">D’autres contraintes éventuelles</text:p>
      <text:p text:style-name="P6">Réservation.dateRetourEffective &gt;<text:span text:style-name="T12">= Réservation.dateEmprunt</text:span></text:p>
      <text:p text:style-name="P6"><text:span text:style-name="T12">Réservation.dateEmprunt &gt;= Réservation.dateDebut</text:span></text:p>
      <text:p text:style-name="P7"><text:span text:style-name="T12">Réservation.dateEmprunt &lt;</text:span><text:span text:style-name="T13">= </text:span><text:span text:style-name="T12">Réservation.dateFin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1:43:09.957660228</meta:creation-date>
    <dc:date>2025-04-09T09:25:20.478158880</dc:date>
    <meta:editing-duration>PT53M32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61" meta:character-count="850" meta:non-whitespace-character-count="805"/>
  </office:meta>
</office:document-meta>
</file>